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sa.matches( String car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iscover.matches( String ca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itCardValidator.addAllowedCardType( CreditCard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stercard.matches( String ca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ditCardValidator.luhnCheck( String cardNumb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reditCardValidator.isValid( String car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mex.matches( String car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ditCardValidator.CreditCardValidator( int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reditCardValidator.CreditCard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